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P1" style:family="paragraph">
      <style:paragraph-properties fo:text-align="center" style:writing-mode="lr-tb"/>
      <style:text-properties style:font-name="Liberation Sans2" fo:font-size="12pt" fo:font-weight="normal" style:font-size-asian="18pt" style:font-size-complex="18pt"/>
    </style:style>
    <style:style style:name="P2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3" style:family="paragraph">
      <loext:graphic-properties draw:fill="gradient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style:font-name="Liberation Sans2" fo:font-size="12pt" fo:font-weight="normal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57cm" svg:height="2.057cm" svg:x="1.309cm" svg:y="2.952cm">
          <text:p text:style-name="P1"><text:span text:style-name="T1">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2" draw:text-style-name="P2" xml:id="id1" draw:id="id1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0" draw:style-name="gr2" draw:text-style-name="P2" xml:id="id3" draw:id="id3" draw:layer="layout" svg:width="2.667cm" svg:height="1.651cm" svg:x="5.718cm" svg:y="3.1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" draw:style-name="gr2" draw:text-style-name="P2" xml:id="id5" draw:id="id5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2" draw:style-name="gr2" draw:text-style-name="P2" xml:id="id6" draw:id="id6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1" draw:start-glue-point="0" draw:end-shape="id2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2" draw:start-glue-point="10" draw:end-shape="id3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3" draw:start-glue-point="1" draw:end-shape="id4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4" draw:start-glue-point="10" draw:end-shape="id5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4" draw:start-glue-point="8" draw:end-shape="id6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3" draw:start-glue-point="2" draw:end-shape="id6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5" draw:start-glue-point="2" draw:end-shape="id6" draw:end-glue-point="1" svg:d="M16451 4811l-3366 3274" svg:viewBox="0 0 3367 3275">
          <text:p/>
        </draw:connector>
        <draw:line draw:style-name="gr10" draw:text-style-name="P3" draw:layer="layout" svg:x1="4.563cm" svg:y1="0.999cm" svg:x2="4.563cm" svg:y2="9.589cm">
          <text:p/>
        </draw:line>
        <draw:frame draw:style-name="gr11" draw:text-style-name="P4" draw:layer="layout" svg:width="1.302cm" svg:height="0.725cm" svg:x="1.693cm" svg:y="1.188cm">
          <draw:text-box>
            <text:p><text:span text:style-name="T2">Foo</text:span></text:p>
          </draw:text-box>
        </draw:frame>
        <draw:frame draw:style-name="gr11" draw:text-style-name="P4" draw:layer="layout" svg:width="1.241cm" svg:height="0.725cm" svg:x="11.093cm" svg:y="1.189cm">
          <draw:text-box>
            <text:p><text:span text:style-name="T2">Bar</text:span></text:p>
          </draw:text-box>
        </draw:frame>
        <draw:connector draw:style-name="gr12" draw:text-style-name="P3" draw:layer="layout" draw:type="line" svg:x1="3.664cm" svg:y1="8.091cm" svg:x2="7.051cm" svg:y2="4.811cm" draw:start-shape="id1" draw:start-glue-point="1" draw:end-shape="id3" draw:end-glue-point="2" svg:d="M3664 8091l3387-3280" svg:viewBox="0 0 3388 3281">
          <text:p/>
        </draw:connector>
      </draw:page>
      <draw:page draw:name="page2" draw:style-name="dp1" draw:master-page-name="Default">
        <draw:custom-shape draw:style-name="gr1" draw:text-style-name="P1" xml:id="id8" draw:id="id8" draw:layer="layout" svg:width="2.057cm" svg:height="2.057cm" svg:x="1.309cm" svg:y="2.952cm">
          <text:p text:style-name="P1"><text:span text:style-name="T1">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2" draw:text-style-name="P2" xml:id="id7" draw:id="id7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7" draw:style-name="gr2" draw:text-style-name="P2" xml:id="id9" draw:id="id9" draw:layer="layout" svg:width="2.667cm" svg:height="1.651cm" svg:x="5.718cm" svg:y="3.16cm">
          <text:p text:style-name="P2"><text:span text:style-name="T2">Cl</text:span><text:span text:style-name="T2">ie</text:span><text:span text:style-name="T2">nt</text:span></text:p>
          <draw:enhanced-geometry svg:viewBox="0 0 21600 21600" draw:type="rectangle" draw:enhanced-path="M 0 0 L 21600 0 21600 21600 0 21600 0 0 Z N"/>
        </draw:custom-shape>
        <draw:custom-shape draw:name="aaa_8" draw:style-name="gr2" draw:text-style-name="P2" xml:id="id11" draw:id="id11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9" draw:style-name="gr2" draw:text-style-name="P2" xml:id="id12" draw:id="id12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7" draw:start-glue-point="0" draw:end-shape="id8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8" draw:start-glue-point="10" draw:end-shape="id9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9" draw:start-glue-point="1" draw:end-shape="id10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10" draw:start-glue-point="10" draw:end-shape="id11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10" draw:start-glue-point="8" draw:end-shape="id12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9" draw:start-glue-point="2" draw:end-shape="id12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11" draw:start-glue-point="2" draw:end-shape="id12" draw:end-glue-point="1" svg:d="M16451 4811l-3366 3274" svg:viewBox="0 0 3367 3275">
          <text:p/>
        </draw:connector>
        <draw:frame draw:style-name="gr11" draw:text-style-name="P4" draw:layer="layout" svg:width="1.302cm" svg:height="0.725cm" svg:x="1.693cm" svg:y="1.188cm">
          <draw:text-box>
            <text:p><text:span text:style-name="T2">F</text:span><text:span text:style-name="T2">oo</text:span></text:p>
          </draw:text-box>
        </draw:frame>
        <draw:frame draw:style-name="gr11" draw:text-style-name="P4" draw:layer="layout" svg:width="1.241cm" svg:height="0.725cm" svg:x="11.093cm" svg:y="1.189cm">
          <draw:text-box>
            <text:p><text:span text:style-name="T2">Bar</text:span></text:p>
          </draw:text-box>
        </draw:frame>
        <draw:connector draw:style-name="gr12" draw:text-style-name="P3" draw:layer="layout" draw:type="line" svg:x1="3.664cm" svg:y1="8.091cm" svg:x2="7.051cm" svg:y2="4.811cm" draw:start-shape="id7" draw:start-glue-point="1" draw:end-shape="id9" draw:end-glue-point="2" svg:d="M3664 8091l3387-3280" svg:viewBox="0 0 3388 3281">
          <text:p/>
        </draw:connector>
        <draw:line draw:style-name="gr10" draw:text-style-name="P3" draw:layer="layout" svg:x1="9.563cm" svg:y1="0.999cm" svg:x2="9.563cm" svg:y2="9.589cm">
          <text:p/>
        </draw:line>
      </draw:page>
      <draw:page draw:name="page3" draw:style-name="dp1" draw:master-page-name="Default">
        <draw:custom-shape draw:style-name="gr1" draw:text-style-name="P1" xml:id="id14" draw:id="id14" draw:layer="layout" svg:width="2.057cm" svg:height="2.057cm" svg:x="1.309cm" svg:y="2.952cm">
          <text:p text:style-name="P1"><text:span text:style-name="T1">A</text:span><text:span text:style-name="T1">S</text:span></text:p>
          <text:p text:style-name="P1"><text:span text:style-name="T1">R</text:span><text:span text:style-name="T1">q</text:span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057cm" svg:height="2.057cm" svg:x="10.709cm" svg:y="2.9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0" draw:style-name="gr2" draw:text-style-name="P2" xml:id="id13" draw:id="id13" draw:layer="layout" svg:width="2.667cm" svg:height="1.651cm" svg:x="0.997cm" svg:y="7.2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11" draw:style-name="gr2" draw:text-style-name="P2" xml:id="id15" draw:id="id15" draw:layer="layout" svg:width="2.667cm" svg:height="1.651cm" svg:x="5.718cm" svg:y="3.1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2" draw:style-name="gr2" draw:text-style-name="P2" xml:id="id17" draw:id="id17" draw:layer="layout" svg:width="2.667cm" svg:height="1.651cm" svg:x="15.118cm" svg:y="3.1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13" draw:style-name="gr2" draw:text-style-name="P2" xml:id="id18" draw:id="id18" draw:layer="layout" svg:width="2.667cm" svg:height="1.651cm" svg:x="10.418cm" svg:y="7.2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266cm" svg:x2="2.338cm" svg:y2="5.009cm" draw:start-shape="id13" draw:start-glue-point="0" draw:end-shape="id14" draw:end-glue-point="8" svg:d="M2330 7266l8-2257" svg:viewBox="0 0 9 2258">
          <text:p/>
        </draw:connector>
        <draw:connector draw:style-name="gr4" draw:text-style-name="P3" draw:layer="layout" draw:type="line" svg:x1="3.366cm" svg:y1="3.981cm" svg:x2="5.718cm" svg:y2="3.985cm" draw:start-shape="id14" draw:start-glue-point="10" draw:end-shape="id15" draw:end-glue-point="3" svg:d="M3366 3981l2352 4" svg:viewBox="0 0 2353 5">
          <text:p/>
        </draw:connector>
        <draw:connector draw:style-name="gr5" draw:text-style-name="P3" draw:layer="layout" draw:type="line" svg:x1="8.385cm" svg:y1="3.985cm" svg:x2="10.709cm" svg:y2="3.981cm" draw:start-shape="id15" draw:start-glue-point="1" draw:end-shape="id16" draw:end-glue-point="6" svg:d="M8385 3985l2324-4" svg:viewBox="0 0 2325 5">
          <text:p/>
        </draw:connector>
        <draw:connector draw:style-name="gr6" draw:text-style-name="P3" draw:layer="layout" draw:type="line" svg:x1="12.766cm" svg:y1="3.981cm" svg:x2="15.118cm" svg:y2="3.985cm" draw:start-shape="id16" draw:start-glue-point="10" draw:end-shape="id17" draw:end-glue-point="3" svg:d="M12766 3981l2352 4" svg:viewBox="0 0 2353 5">
          <text:p/>
        </draw:connector>
        <draw:connector draw:style-name="gr7" draw:text-style-name="P3" draw:layer="layout" draw:type="line" svg:x1="11.738cm" svg:y1="5.009cm" svg:x2="11.751cm" svg:y2="7.26cm" draw:start-shape="id16" draw:start-glue-point="8" draw:end-shape="id18" draw:end-glue-point="0" svg:d="M11738 5009l13 2251" svg:viewBox="0 0 14 2252">
          <text:p/>
        </draw:connector>
        <draw:connector draw:style-name="gr8" draw:text-style-name="P3" draw:layer="layout" draw:type="line" svg:x1="7.051cm" svg:y1="4.811cm" svg:x2="10.418cm" svg:y2="8.085cm" draw:start-shape="id15" draw:start-glue-point="2" draw:end-shape="id18" draw:end-glue-point="3" svg:d="M7051 4811l3367 3274" svg:viewBox="0 0 3368 3275">
          <text:p/>
        </draw:connector>
        <draw:connector draw:style-name="gr9" draw:text-style-name="P3" draw:layer="layout" draw:type="line" svg:x1="16.451cm" svg:y1="4.811cm" svg:x2="13.085cm" svg:y2="8.085cm" draw:start-shape="id17" draw:start-glue-point="2" draw:end-shape="id18" draw:end-glue-point="1" svg:d="M16451 4811l-3366 3274" svg:viewBox="0 0 3367 3275">
          <text:p/>
        </draw:connector>
        <draw:line draw:style-name="gr10" draw:text-style-name="P3" draw:layer="layout" svg:x1="4.563cm" svg:y1="0.999cm" svg:x2="4.563cm" svg:y2="9.589cm">
          <text:p/>
        </draw:line>
        <draw:frame draw:style-name="gr11" draw:text-style-name="P4" draw:layer="layout" svg:width="1.302cm" svg:height="0.725cm" svg:x="1.693cm" svg:y="1.188cm">
          <draw:text-box>
            <text:p><text:span text:style-name="T2">Foo</text:span></text:p>
          </draw:text-box>
        </draw:frame>
        <draw:frame draw:style-name="gr11" draw:text-style-name="P4" draw:layer="layout" svg:width="1.241cm" svg:height="0.725cm" svg:x="11.093cm" svg:y="1.189cm">
          <draw:text-box>
            <text:p><text:span text:style-name="T2">Bar</text:span></text:p>
          </draw:text-box>
        </draw:frame>
        <draw:connector draw:style-name="gr12" draw:text-style-name="P3" draw:layer="layout" draw:type="line" svg:x1="3.664cm" svg:y1="8.091cm" svg:x2="7.051cm" svg:y2="4.811cm" draw:start-shape="id13" draw:start-glue-point="1" draw:end-shape="id15" draw:end-glue-point="2" svg:d="M3664 8091l3387-3280" svg:viewBox="0 0 3388 3281">
          <text:p/>
        </draw:connector>
        <draw:frame draw:style-name="gr11" draw:text-style-name="P4" draw:layer="layout" svg:width="2.55cm" svg:height="0.725cm" svg:x="5.793cm" svg:y="1.189cm">
          <draw:text-box>
            <text:p><text:span text:style-name="T2">Thir</text:span><text:span text:style-name="T2">d </text:span><text:span text:style-name="T2">party</text:span></text:p>
          </draw:text-box>
        </draw:frame>
        <draw:line draw:style-name="gr10" draw:text-style-name="P3" draw:layer="layout" svg:x1="9.563cm" svg:y1="0.999cm" svg:x2="9.563cm" svg:y2="9.58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771cm" fo:page-height="10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9-01T13:02:16.989852437</dc:date>
    <dc:creator>Igor Zboran</dc:creator>
    <meta:editing-duration>P5DT19H41M21S</meta:editing-duration>
    <meta:editing-cycles>505</meta:editing-cycles>
    <meta:generator>LibreOffice/7.1.5.2$Linux_X86_64 LibreOffice_project/c18cfcb0f8824ad4ef2fc2ec0bd004713f8a9d14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53"/>
  </office:meta>
</office:document-meta>
</file>